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00ff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style:paragraph-properties fo:text-align="center"/>
      <style:text-properties fo:color="#ff0000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fo:color="#ff0000" fo:font-weight="bold" style:font-weight-asian="bold" style:font-weight-complex="bold"/>
    </style:style>
    <style:style style:name="P7" style:family="paragraph">
      <style:paragraph-properties fo:text-align="center"/>
      <style:text-properties fo:color="#c9211e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c9211e" fo:font-weight="bold" style:font-weight-asian="bold" style:font-weight-complex="bold"/>
    </style:style>
    <style:style style:name="P9" style:family="paragraph">
      <style:text-properties fo:color="#000000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11" style:family="paragraph">
      <style:text-properties fo:color="#000000"/>
    </style:style>
    <style:style style:name="P12" style:family="paragraph">
      <loext:graphic-properties draw:fill="none" draw:fill-color="#ffffff"/>
      <style:text-properties fo:color="#000000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color="#0000ff" fo:font-weight="bold"/>
    </style:style>
    <style:style style:name="P15" style:family="paragraph">
      <style:paragraph-properties fo:text-align="center"/>
      <style:text-properties fo:color="#0000ff" fo:font-weight="bold" style:font-weight-asian="normal" style:font-weight-complex="normal"/>
    </style:style>
    <style:style style:name="P16" style:family="paragraph">
      <loext:graphic-properties draw:fill="none"/>
      <style:paragraph-properties fo:text-align="center"/>
      <style:text-properties fo:color="#0000ff" fo:font-weight="bold" style:font-weight-asian="normal" style:font-weight-complex="normal"/>
    </style:style>
    <style:style style:name="P17" style:family="paragraph">
      <style:paragraph-properties fo:text-align="center"/>
      <style:text-properties fo:color="#0000ff" fo:font-weight="bold"/>
    </style:style>
    <style:style style:name="P18" style:family="paragraph">
      <style:paragraph-properties fo:text-align="center"/>
      <style:text-properties fo:color="#00a933" fo:font-weight="bold"/>
    </style:style>
    <style:style style:name="P19" style:family="paragraph">
      <loext:graphic-properties draw:fill="none"/>
      <style:paragraph-properties fo:text-align="center"/>
      <style:text-properties fo:color="#00a933" fo:font-weight="bold"/>
    </style:style>
    <style:style style:name="P20" style:family="paragraph">
      <loext:graphic-properties draw:fill="none"/>
      <style:paragraph-properties fo:text-align="center"/>
      <style:text-properties fo:color="#000000" fo:font-weight="normal" style:font-weight-asian="normal" style:font-weight-complex="normal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000000"/>
    </style:style>
    <style:style style:name="T8" style:family="text">
      <style:text-properties fo:color="#ff0000"/>
    </style:style>
    <style:style style:name="T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fo:color="#0000ff"/>
    </style:style>
    <style:style style:name="T13" style:family="text">
      <style:text-properties fo:color="#00a9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2.778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54cm" svg:y="2.7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064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826cm" svg:y="2.7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588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35cm" svg:y="2.7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112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874cm" svg:y="2.77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636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398cm" svg:y="2.7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16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922cm" svg:y="2.77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684cm" svg:y="2.77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2.778cm" svg:y="3.794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3.54cm" svg:y="3.794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4.302cm" svg:y="3.794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762cm" svg:height="0.762cm" svg:x="5.064cm" svg:y="3.794cm">
          <text:p text:style-name="P5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826cm" svg:y="3.79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588cm" svg:y="3.794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35cm" svg:y="3.79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112cm" svg:y="3.794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874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636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398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16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922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684cm" svg:y="3.7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2.778cm" svg:y="4.55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54cm" svg:y="4.556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4.55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0.762cm" svg:height="0.762cm" svg:x="5.064cm" svg:y="4.556cm">
          <text:p text:style-name="P7"><text:span text:style-name="T3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826cm" svg:y="4.55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588cm" svg:y="4.55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35cm" svg:y="4.55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112cm" svg:y="4.556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874cm" svg:y="4.55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636cm" svg:y="4.556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39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1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1.92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2.684cm" svg:y="4.556cm">
          <text:p/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4.02cm" svg:height="0.962cm" svg:x="13.998cm" svg:y="3.667cm">
          <draw:text-box>
            <text:p text:style-name="P9"><text:span text:style-name="T4">k = </text:span><text:span text:style-name="T5">0, 1, 2, </text:span><text:span text:style-name="T6">3</text:span></text:p>
          </draw:text-box>
        </draw:frame>
        <draw:frame draw:style-name="gr2" draw:text-style-name="P12" draw:layer="layout" svg:width="2.077cm" svg:height="0.962cm" svg:x="13.999cm" svg:y="4.467cm">
          <draw:text-box draw:corner-radius="0.082cm">
            <text:p text:style-name="P11"><text:span text:style-name="T7">k = </text:span><text:span text:style-name="T8">1</text:span><text:span text:style-name="T7"> </text:span></text:p>
          </draw:text-box>
        </draw:frame>
        <draw:frame draw:style-name="gr2" draw:text-style-name="P13" draw:layer="layout" svg:width="11.712cm" svg:height="0.806cm" svg:x="1.889cm" svg:y="1.889cm">
          <draw:text-box>
            <text:p><text:span text:style-name="T9">i</text:span><text:span text:style-name="T10"> = <text:s/>0 <text:s text:c="3"/>1 <text:s text:c="2"/>2 <text:s text:c="2"/>3 <text:s text:c="3"/>4 <text:s text:c="3"/>5 <text:s text:c="2"/>6 <text:s text:c="3"/>7 <text:s text:c="2"/>8 <text:s text:c="2"/>9 <text:s text:c="2"/>10 <text:s/>11 12 <text:s/>13</text:span></text:p>
          </draw:text-box>
        </draw:frame>
        <draw:custom-shape draw:style-name="gr1" draw:text-style-name="P14" draw:layer="layout" svg:width="0.762cm" svg:height="0.762cm" svg:x="2.778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3.54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4.302cm" svg:y="5.318cm">
          <text:p text:style-name="P17"/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0.762cm" svg:height="0.762cm" svg:x="5.064cm" svg:y="5.318cm">
          <text:p text:style-name="P15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5.826cm" svg:y="5.318cm">
          <text:p text:style-name="P17">b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6.588cm" svg:y="5.318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7.35cm" svg:y="5.318cm">
          <text:p text:style-name="P17">b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8.112cm" svg:y="5.318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8.874cm" svg:y="5.318cm">
          <text:p text:style-name="P17">c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9.636cm" svg:y="5.318cm">
          <text:p text:style-name="P17">a</text:p>
          <draw:enhanced-geometry svg:viewBox="0 0 21600 21600" draw:type="rectangle" draw:enhanced-path="M 0 0 L 21600 0 21600 21600 0 21600 0 0 Z N"/>
        </draw:custom-shape>
        <draw:custom-shape draw:style-name="gr1" draw:text-style-name="P19" draw:layer="layout" svg:width="0.762cm" svg:height="0.762cm" svg:x="10.398cm" svg:y="5.318cm">
          <text:p text:style-name="P18">b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11.16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11.922cm" svg:y="5.3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0.762cm" svg:height="0.762cm" svg:x="12.684cm" svg:y="5.318cm">
          <text:p/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7.026cm" svg:height="0.962cm" svg:x="14cm" svg:y="5.167cm">
          <draw:text-box draw:corner-radius="0.082cm">
            <text:p text:style-name="P11"><text:span text:style-name="T7">k = </text:span><text:span text:style-name="T12">0, 1, 2, 3, 4, 5, 6, </text:span><text:span text:style-name="T13">7 </text:span></text:p>
          </draw:text-box>
        </draw:frame>
        <draw:custom-shape draw:style-name="gr1" draw:text-style-name="P2" draw:layer="layout" svg:width="0.762cm" svg:height="0.762cm" svg:x="2.778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4.302cm" svg:y="6.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0.762cm" svg:height="0.762cm" svg:x="5.064cm" svg:y="6.08cm"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5.826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6.588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7.35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112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8.874cm" svg:y="6.0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9.636cm" svg:y="6.0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0.398cm" svg:y="6.0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11.16cm" svg:y="6.08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11.922cm" svg:y="6.08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762cm" svg:height="0.762cm" svg:x="12.684cm" svg:y="6.08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3.41cm" svg:height="1.002cm" svg:x="14.081cm" svg:y="5.967cm">
          <draw:text-box draw:corner-radius="0.082cm">
            <text:p text:style-name="P11"><text:span text:style-name="T7">k = </text:span><text:span text:style-name="T12">2, 3, 4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7T03:38:44.738000000</meta:creation-date>
    <dc:date>2022-06-29T02:36:31.061000000</dc:date>
    <meta:editing-duration>PT12M17S</meta:editing-duration>
    <meta:editing-cycles>3</meta:editing-cycles>
    <meta:generator>LibreOffice/6.3.2.2$Windows_X86_64 LibreOffice_project/98b30e735bda24bc04ab42594c85f7fd8be07b9c</meta:generator>
    <meta:document-statistic meta:object-count="75"/>
  </office:meta>
</office:document-meta>
</file>